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79mm"/>
    </style:style>
    <style:style style:name="co3" style:family="table-column">
      <style:table-column-properties fo:break-before="auto" style:column-width="17.43mm"/>
    </style:style>
    <style:style style:name="co4" style:family="table-column">
      <style:table-column-properties fo:break-before="auto" style:column-width="7.88mm"/>
    </style:style>
    <style:style style:name="co5" style:family="table-column">
      <style:table-column-properties fo:break-before="auto" style:column-width="15.79mm"/>
    </style:style>
    <style:style style:name="co6" style:family="table-column">
      <style:table-column-properties fo:break-before="auto" style:column-width="9.53mm"/>
    </style:style>
    <style:style style:name="co7" style:family="table-column">
      <style:table-column-properties fo:break-before="auto" style:column-width="14.15mm"/>
    </style:style>
    <style:style style:name="ro1" style:family="table-row">
      <style:table-row-properties style:row-height="4.2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HW1</text:p>
          </table:table-cell>
          <table:table-cell office:value-type="string" calcext:value-type="string">
            <text:p>HW2</text:p>
          </table:table-cell>
          <table:table-cell office:value-type="string" calcext:value-type="string">
            <text:p>HW3</text:p>
          </table:table-cell>
          <table:table-cell office:value-type="string" calcext:value-type="string">
            <text:p>HW4</text:p>
          </table:table-cell>
          <table:table-cell office:value-type="string" calcext:value-type="string">
            <text:p>HW5</text:p>
          </table:table-cell>
          <table:table-cell office:value-type="string" calcext:value-type="string">
            <text:p>MIDTERM</text:p>
          </table:table-cell>
          <table:table-cell office:value-type="string" calcext:value-type="string">
            <text:p>HW6</text:p>
          </table:table-cell>
          <table:table-cell office:value-type="string" calcext:value-type="string">
            <text:p>HW7</text:p>
          </table:table-cell>
          <table:table-cell office:value-type="string" calcext:value-type="string">
            <text:p>HW8</text:p>
          </table:table-cell>
          <table:table-cell office:value-type="string" calcext:value-type="string">
            <text:p>HW9</text:p>
          </table:table-cell>
          <table:table-cell office:value-type="string" calcext:value-type="string">
            <text:p>HW10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HWTOTAL</text:p>
          </table:table-cell>
          <table:table-cell office:value-type="string" calcext:value-type="string">
            <text:p>HWSCALED</text:p>
          </table:table-cell>
          <table:table-cell office:value-type="string" calcext:value-type="string">
            <text:p>EXAMSSCALED</text:p>
          </table:table-cell>
          <table:table-cell office:value-type="string" calcext:value-type="string">
            <text:p>FINALGRADE</text:p>
          </table:table-cell>
          <table:table-cell office:value-type="string" calcext:value-type="string">
            <text:p>FINALROUNDED</text:p>
          </table:table-cell>
          <table:table-cell office:value-type="string" calcext:value-type="string">
            <text:p>Letter</text:p>
          </table:table-cell>
        </table:table-row>
        <table:table-row table:style-name="ro2">
          <table:table-cell office:value-type="string" calcext:value-type="string">
            <text:p>Ananyo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.B2:.F2])+SUM([.H2:.L2])" office:value-type="float" office:value="95.5" calcext:value-type="float">
            <text:p>95.5</text:p>
          </table:table-cell>
          <table:table-cell table:formula="of:=4*([.N2])" office:value-type="float" office:value="382" calcext:value-type="float">
            <text:p>382</text:p>
          </table:table-cell>
          <table:table-cell table:formula="of:=(300/100)*([.G2]+[.M2])" office:value-type="float" office:value="600" calcext:value-type="float">
            <text:p>600</text:p>
          </table:table-cell>
          <table:table-cell table:formula="of:=([.O2]+[.P2])/10" office:value-type="float" office:value="98.2" calcext:value-type="float">
            <text:p>98.2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Arghya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table:formula="of:=SUM([.B3:.F3])+SUM([.H3:.L3])" office:value-type="float" office:value="95.5" calcext:value-type="float">
            <text:p>95.5</text:p>
          </table:table-cell>
          <table:table-cell table:formula="of:=4*([.N3])" office:value-type="float" office:value="382" calcext:value-type="float">
            <text:p>382</text:p>
          </table:table-cell>
          <table:table-cell table:formula="of:=(300/100)*([.G3]+[.M3])" office:value-type="float" office:value="438" calcext:value-type="float">
            <text:p>438</text:p>
          </table:table-cell>
          <table:table-cell table:formula="of:=([.O3]+[.P3])/10" office:value-type="float" office:value="82" calcext:value-type="float">
            <text:p>82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Arithreya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table:formula="of:=SUM([.B4:.F4])+SUM([.H4:.L4])" office:value-type="float" office:value="84" calcext:value-type="float">
            <text:p>84</text:p>
          </table:table-cell>
          <table:table-cell office:value-type="float" office:value="376" calcext:value-type="float">
            <text:p>376</text:p>
          </table:table-cell>
          <table:table-cell table:formula="of:=(300/100)*([.G4]+[.M4])" office:value-type="float" office:value="300" calcext:value-type="float">
            <text:p>300</text:p>
          </table:table-cell>
          <table:table-cell table:formula="of:=([.O4]+[.P4])/10" office:value-type="float" office:value="67.6" calcext:value-type="float">
            <text:p>67.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Aswin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5" calcext:value-type="float">
            <text:p>85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.B5:.F5])+SUM([.H5:.L5])" office:value-type="float" office:value="100" calcext:value-type="float">
            <text:p>100</text:p>
          </table:table-cell>
          <table:table-cell table:formula="of:=4*([.N5])" office:value-type="float" office:value="400" calcext:value-type="float">
            <text:p>400</text:p>
          </table:table-cell>
          <table:table-cell table:formula="of:=(300/100)*([.G5]+[.M5])" office:value-type="float" office:value="555" calcext:value-type="float">
            <text:p>555</text:p>
          </table:table-cell>
          <table:table-cell table:formula="of:=([.O5]+[.P5])/10" office:value-type="float" office:value="95.5" calcext:value-type="float">
            <text:p>95.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Bishal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formula="of:=SUM([.B6:.F6])+SUM([.H6:.L6])" office:value-type="float" office:value="96.5" calcext:value-type="float">
            <text:p>96.5</text:p>
          </table:table-cell>
          <table:table-cell table:formula="of:=4*([.N6])" office:value-type="float" office:value="386" calcext:value-type="float">
            <text:p>386</text:p>
          </table:table-cell>
          <table:table-cell table:formula="of:=(300/100)*([.G6]+[.M6])" office:value-type="float" office:value="585" calcext:value-type="float">
            <text:p>585</text:p>
          </table:table-cell>
          <table:table-cell table:formula="of:=([.O6]+[.P6])/10" office:value-type="float" office:value="97.1" calcext:value-type="float">
            <text:p>97.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Bharat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SUM([.B7:.F7])+SUM([.H7:.L7])" office:value-type="float" office:value="59" calcext:value-type="float">
            <text:p>59</text:p>
          </table:table-cell>
          <table:table-cell table:formula="of:=3*([.N7])" office:value-type="float" office:value="177" calcext:value-type="float">
            <text:p>177</text:p>
          </table:table-cell>
          <table:table-cell table:formula="of:=(300/100)*([.G7]+[.M7])" office:value-type="float" office:value="135" calcext:value-type="float">
            <text:p>135</text:p>
          </table:table-cell>
          <table:table-cell table:formula="of:=([.O7]+[.P7])/10" office:value-type="float" office:value="31.2" calcext:value-type="float">
            <text:p>31.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</text:p>
          </table:table-cell>
        </table:table-row>
        <table:table-row table:style-name="ro2">
          <table:table-cell office:value-type="string" calcext:value-type="string">
            <text:p>Chinmay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formula="of:=SUM([.B8:.F8])+SUM([.H8:.L8])" office:value-type="float" office:value="88" calcext:value-type="float">
            <text:p>88</text:p>
          </table:table-cell>
          <table:table-cell table:formula="of:=4*([.N8])" office:value-type="float" office:value="352" calcext:value-type="float">
            <text:p>352</text:p>
          </table:table-cell>
          <table:table-cell table:formula="of:=(300/100)*([.G8]+[.M8])" office:value-type="float" office:value="600" calcext:value-type="float">
            <text:p>600</text:p>
          </table:table-cell>
          <table:table-cell table:formula="of:=([.O8]+[.P8])/10" office:value-type="float" office:value="95.2" calcext:value-type="float">
            <text:p>95.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Mrunmay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formula="of:=SUM([.B9:.F9])+SUM([.H9:.L9])" office:value-type="float" office:value="100" calcext:value-type="float">
            <text:p>100</text:p>
          </table:table-cell>
          <table:table-cell table:formula="of:=4*([.N9])" office:value-type="float" office:value="400" calcext:value-type="float">
            <text:p>400</text:p>
          </table:table-cell>
          <table:table-cell table:formula="of:=(300/100)*([.G9]+[.M9])" office:value-type="float" office:value="516" calcext:value-type="float">
            <text:p>516</text:p>
          </table:table-cell>
          <table:table-cell table:formula="of:=([.O9]+[.P9])/10" office:value-type="float" office:value="91.6" calcext:value-type="float">
            <text:p>91.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Paramjit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8.5" calcext:value-type="float">
            <text:p>8.5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.B10:.F10])+SUM([.H10:.L10])" office:value-type="float" office:value="98.5" calcext:value-type="float">
            <text:p>98.5</text:p>
          </table:table-cell>
          <table:table-cell table:formula="of:=4*([.N10])" office:value-type="float" office:value="394" calcext:value-type="float">
            <text:p>394</text:p>
          </table:table-cell>
          <table:table-cell table:formula="of:=(300/100)*([.G10]+[.M10])" office:value-type="float" office:value="600" calcext:value-type="float">
            <text:p>600</text:p>
          </table:table-cell>
          <table:table-cell table:formula="of:=([.O10]+[.P10])/10" office:value-type="float" office:value="99.4" calcext:value-type="float">
            <text:p>99.4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Sambit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.B11:.F11])+SUM([.H11:.L11])" office:value-type="float" office:value="100" calcext:value-type="float">
            <text:p>100</text:p>
          </table:table-cell>
          <table:table-cell table:formula="of:=4*([.N11])" office:value-type="float" office:value="400" calcext:value-type="float">
            <text:p>400</text:p>
          </table:table-cell>
          <table:table-cell table:formula="of:=(300/100)*([.G11]+[.M11])" office:value-type="float" office:value="600" calcext:value-type="float">
            <text:p>600</text:p>
          </table:table-cell>
          <table:table-cell table:formula="of:=([.O11]+[.P11])/10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Satyajit</text:p>
          </table:table-cell>
          <table:table-cell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table:formula="of:=SUM([.B12:.F12])+SUM([.H12:.L12])" office:value-type="float" office:value="49.5" calcext:value-type="float">
            <text:p>49.5</text:p>
          </table:table-cell>
          <table:table-cell table:formula="of:=3*([.N12])+50" office:value-type="float" office:value="198.5" calcext:value-type="float">
            <text:p>198.5</text:p>
          </table:table-cell>
          <table:table-cell table:formula="of:=(300/100)*([.G12]+[.M12])" office:value-type="float" office:value="270" calcext:value-type="float">
            <text:p>270</text:p>
          </table:table-cell>
          <table:table-cell table:formula="of:=([.O12]+[.P12])/10" office:value-type="float" office:value="46.85" calcext:value-type="float">
            <text:p>46.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office:value-type="string" calcext:value-type="string">
            <text:p>Sayantan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SUM([.B13:.F13])+SUM([.H13:.L13])" office:value-type="float" office:value="80" calcext:value-type="float">
            <text:p>80</text:p>
          </table:table-cell>
          <table:table-cell table:formula="of:=3*([.N13])+70" office:value-type="float" office:value="310" calcext:value-type="float">
            <text:p>310</text:p>
          </table:table-cell>
          <table:table-cell table:formula="of:=(300/100)*([.G13]+[.M13])" office:value-type="float" office:value="462" calcext:value-type="float">
            <text:p>462</text:p>
          </table:table-cell>
          <table:table-cell table:formula="of:=([.O13]+[.P13])/10" office:value-type="float" office:value="77.2" calcext:value-type="float">
            <text:p>77.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Shalmali</text:p>
          </table:table-cell>
          <table:table-cell office:value-type="float" office:value="9" calcext:value-type="float">
            <text:p>9</text:p>
          </table:table-cell>
          <table:table-cell office:value-type="float" office:value="8.5" calcext:value-type="float">
            <text:p>8.5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SUM([.B14:.F14])+SUM([.H14:.L14])" office:value-type="float" office:value="47.5" calcext:value-type="float">
            <text:p>47.5</text:p>
          </table:table-cell>
          <table:table-cell table:formula="of:=3*([.N14])+30" office:value-type="float" office:value="172.5" calcext:value-type="float">
            <text:p>172.5</text:p>
          </table:table-cell>
          <table:table-cell table:formula="of:=(300/100)*([.G14]+[.M14])" office:value-type="float" office:value="159" calcext:value-type="float">
            <text:p>159</text:p>
          </table:table-cell>
          <table:table-cell table:formula="of:=([.O14]+[.P14])/10" office:value-type="float" office:value="33.15" calcext:value-type="float">
            <text:p>33.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D</text:p>
          </table:table-cell>
        </table:table-row>
        <table:table-row table:style-name="ro2">
          <table:table-cell office:value-type="string" calcext:value-type="string">
            <text:p>Sivatej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8" calcext:value-type="float">
            <text:p>8</text:p>
          </table:table-cell>
          <table:table-cell office:value-type="float" office:value="9.5" calcext:value-type="float">
            <text:p>9.5</text:p>
          </table:table-cell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table:formula="of:=SUM([.B15:.F15])+SUM([.H15:.L15])" office:value-type="float" office:value="54.5" calcext:value-type="float">
            <text:p>54.5</text:p>
          </table:table-cell>
          <table:table-cell table:formula="of:=3*([.N15])+50" office:value-type="float" office:value="213.5" calcext:value-type="float">
            <text:p>213.5</text:p>
          </table:table-cell>
          <table:table-cell table:formula="of:=(300/100)*([.G15]+[.M15])" office:value-type="float" office:value="135" calcext:value-type="float">
            <text:p>135</text:p>
          </table:table-cell>
          <table:table-cell table:formula="of:=([.O15]+[.P15])/10" office:value-type="float" office:value="34.85" calcext:value-type="float">
            <text:p>34.8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</text:p>
          </table:table-cell>
        </table:table-row>
        <table:table-row table:style-name="ro2">
          <table:table-cell office:value-type="string" calcext:value-type="string">
            <text:p>Soham Chak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table:formula="of:=SUM([.B16:.F16])+SUM([.H16:.L16])" office:value-type="float" office:value="90" calcext:value-type="float">
            <text:p>90</text:p>
          </table:table-cell>
          <table:table-cell table:formula="of:=4*([.N16])" office:value-type="float" office:value="360" calcext:value-type="float">
            <text:p>360</text:p>
          </table:table-cell>
          <table:table-cell table:formula="of:=(300/100)*([.G16]+[.M16])" office:value-type="float" office:value="420" calcext:value-type="float">
            <text:p>420</text:p>
          </table:table-cell>
          <table:table-cell table:formula="of:=([.O16]+[.P16])/10" office:value-type="float" office:value="78" calcext:value-type="float">
            <text:p>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B</text:p>
          </table:table-cell>
        </table:table-row>
        <table:table-row table:style-name="ro2">
          <table:table-cell office:value-type="string" calcext:value-type="string">
            <text:p>Soham Chan</text:p>
          </table:table-cell>
          <table:table-cell office:value-type="float" office:value="9" calcext:value-type="float">
            <text:p>9</text:p>
          </table:table-cell>
          <table:table-cell table:number-columns-repeated="4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formula="of:=SUM([.B17:.F17])+SUM([.H17:.L17])" office:value-type="float" office:value="98.5" calcext:value-type="float">
            <text:p>98.5</text:p>
          </table:table-cell>
          <table:table-cell table:formula="of:=4*([.N17])" office:value-type="float" office:value="394" calcext:value-type="float">
            <text:p>394</text:p>
          </table:table-cell>
          <table:table-cell table:formula="of:=(300/100)*([.G17]+[.M17])" office:value-type="float" office:value="585" calcext:value-type="float">
            <text:p>585</text:p>
          </table:table-cell>
          <table:table-cell table:formula="of:=([.O17]+[.P17])/10" office:value-type="float" office:value="97.9" calcext:value-type="float">
            <text:p>97.9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Sridhar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formula="of:=SUM([.B18:.F18])+SUM([.H18:.L18])" office:value-type="float" office:value="100" calcext:value-type="float">
            <text:p>100</text:p>
          </table:table-cell>
          <table:table-cell table:formula="of:=4*([.N18])" office:value-type="float" office:value="400" calcext:value-type="float">
            <text:p>400</text:p>
          </table:table-cell>
          <table:table-cell table:formula="of:=(300/100)*([.G18]+[.M18])" office:value-type="float" office:value="600" calcext:value-type="float">
            <text:p>600</text:p>
          </table:table-cell>
          <table:table-cell table:formula="of:=([.O18]+[.P18])/10" office:value-type="float" office:value="100" calcext:value-type="float">
            <text:p>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Uma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6" calcext:value-type="float">
            <text:p>96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formula="of:=SUM([.B19:.F19])+SUM([.H19:.L19])" office:value-type="float" office:value="100" calcext:value-type="float">
            <text:p>100</text:p>
          </table:table-cell>
          <table:table-cell table:formula="of:=4*([.N19])" office:value-type="float" office:value="400" calcext:value-type="float">
            <text:p>400</text:p>
          </table:table-cell>
          <table:table-cell table:formula="of:=(300/100)*([.G19]+[.M19])" office:value-type="float" office:value="558" calcext:value-type="float">
            <text:p>558</text:p>
          </table:table-cell>
          <table:table-cell table:formula="of:=([.O19]+[.P19])/10" office:value-type="float" office:value="95.8" calcext:value-type="float">
            <text:p>95.8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A</text:p>
          </table:table-cell>
        </table:table-row>
        <table:table-row table:style-name="ro2">
          <table:table-cell office:value-type="string" calcext:value-type="string">
            <text:p>Subhum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9.5" calcext:value-type="float">
            <text:p>9.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formula="of:=SUM([.B20:.F20])+SUM([.H20:.L20])" office:value-type="float" office:value="99.5" calcext:value-type="float">
            <text:p>99.5</text:p>
          </table:table-cell>
          <table:table-cell table:formula="of:=3*([.N20])+70" office:value-type="float" office:value="368.5" calcext:value-type="float">
            <text:p>368.5</text:p>
          </table:table-cell>
          <table:table-cell table:formula="of:=(300/100)*([.G20]+[.M20])" office:value-type="float" office:value="498" calcext:value-type="float">
            <text:p>498</text:p>
          </table:table-cell>
          <table:table-cell table:formula="of:=([.O20]+[.P20])/10" office:value-type="float" office:value="86.65" calcext:value-type="float">
            <text:p>86.6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B</text:p>
          </table:table-cell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7">00/00/0000</text:date>, <text:time style:data-style-name="N2" text:time-value="12:55:09.4969081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jay </meta:initial-creator>
    <meta:creation-date>2015-10-04T15:27:49</meta:creation-date>
    <meta:generator>LibreOffice/5.1.4.2$Linux_X86_64 LibreOffice_project/10m0$Build-2</meta:generator>
    <dc:date>2016-12-07T15:01:02.513843934</dc:date>
    <meta:editing-duration>PT1H25M34S</meta:editing-duration>
    <meta:editing-cycles>37</meta:editing-cycles>
    <meta:document-statistic meta:table-count="3" meta:cell-count="380" meta:object-count="0"/>
  </office:meta>
</office:document-meta>
</file>